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rsid="000b2941" officeooo:paragraph-rsid="000b2941"/>
    </style:style>
    <style:style style:name="P2" style:family="paragraph" style:parent-style-name="Heading_20_2">
      <style:text-properties officeooo:paragraph-rsid="000ba9a6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paragraph-properties fo:break-before="page"/>
      <style:text-properties officeooo:rsid="000b2941" officeooo:paragraph-rsid="000b2941"/>
    </style:style>
    <style:style style:name="P5" style:family="paragraph" style:parent-style-name="Text_20_body">
      <style:text-properties officeooo:paragraph-rsid="000ba9a6"/>
    </style:style>
    <style:style style:name="P6" style:family="paragraph" style:parent-style-name="Preformatted_20_Text" style:list-style-name="L1"/>
    <style:style style:name="P7" style:family="paragraph" style:parent-style-name="Preformatted_20_Text" style:list-style-name="L2"/>
    <style:style style:name="P8" style:family="paragraph" style:parent-style-name="Preformatted_20_Text" style:list-style-name="L3"/>
    <style:style style:name="P9" style:family="paragraph" style:parent-style-name="Preformatted_20_Text" style:list-style-name="L4"/>
    <style:style style:name="P10" style:family="paragraph" style:parent-style-name="Preformatted_20_Text" style:list-style-name="L5"/>
    <style:style style:name="P11" style:family="paragraph" style:parent-style-name="Preformatted_20_Text" style:list-style-name="L6"/>
    <style:style style:name="P12" style:family="paragraph" style:parent-style-name="Preformatted_20_Text" style:list-style-name="L7"/>
    <style:style style:name="P13" style:family="paragraph" style:parent-style-name="Preformatted_20_Text" style:list-style-name="L8"/>
    <style:style style:name="P14" style:family="paragraph" style:parent-style-name="Preformatted_20_Text" style:list-style-name="L9"/>
    <style:style style:name="P15" style:family="paragraph" style:parent-style-name="Preformatted_20_Text" style:list-style-name="L10"/>
    <style:style style:name="P16" style:family="paragraph" style:parent-style-name="Preformatted_20_Text" style:list-style-name="L11"/>
    <style:style style:name="P17" style:family="paragraph" style:parent-style-name="Preformatted_20_Text" style:list-style-name="L12"/>
    <style:style style:name="P18" style:family="paragraph" style:parent-style-name="Preformatted_20_Text" style:list-style-name="L13"/>
    <style:style style:name="P19" style:family="paragraph" style:parent-style-name="Preformatted_20_Text" style:list-style-name="L13">
      <style:text-properties officeooo:paragraph-rsid="000b2941"/>
    </style:style>
    <style:style style:name="P20" style:family="paragraph" style:parent-style-name="Preformatted_20_Text" style:list-style-name="L14"/>
    <style:style style:name="P21" style:family="paragraph" style:parent-style-name="Preformatted_20_Text" style:list-style-name="L15"/>
    <style:style style:name="P22" style:family="paragraph" style:parent-style-name="Preformatted_20_Text" style:list-style-name="L16"/>
    <style:style style:name="P23" style:family="paragraph" style:parent-style-name="Preformatted_20_Text" style:list-style-name="L17">
      <style:text-properties officeooo:paragraph-rsid="000cae4b"/>
    </style:style>
    <style:style style:name="P24" style:family="paragraph" style:parent-style-name="Preformatted_20_Text" style:list-style-name="L17">
      <style:text-properties officeooo:paragraph-rsid="000dda51"/>
    </style:style>
    <style:style style:name="P25" style:family="paragraph" style:parent-style-name="Preformatted_20_Text" style:list-style-name="L18">
      <style:text-properties officeooo:paragraph-rsid="000cae4b"/>
    </style:style>
    <style:style style:name="P26" style:family="paragraph" style:parent-style-name="Preformatted_20_Text" style:list-style-name="L18">
      <style:text-properties officeooo:paragraph-rsid="000d819e"/>
    </style:style>
    <style:style style:name="P27" style:family="paragraph" style:parent-style-name="Preformatted_20_Text" style:list-style-name="L17">
      <style:text-properties officeooo:rsid="000dda51" officeooo:paragraph-rsid="000dda51"/>
    </style:style>
    <style:style style:name="P28" style:family="paragraph" style:parent-style-name="Preformatted_20_Text" style:list-style-name="L14">
      <style:paragraph-properties fo:margin-top="0cm" fo:margin-bottom="0.499cm" style:contextual-spacing="false"/>
    </style:style>
    <style:style style:name="P29" style:family="paragraph" style:parent-style-name="Heading_20_2">
      <style:paragraph-properties fo:break-before="page"/>
      <style:text-properties officeooo:paragraph-rsid="000cae4b"/>
    </style:style>
    <style:style style:name="T1" style:family="text">
      <style:text-properties officeooo:rsid="000b2941"/>
    </style:style>
    <style:style style:name="T2" style:family="text">
      <style:text-properties officeooo:rsid="000ba9a6"/>
    </style:style>
    <style:style style:name="T3" style:family="text">
      <style:text-properties officeooo:rsid="000cae4b"/>
    </style:style>
    <style:style style:name="T4" style:family="text">
      <style:text-properties officeooo:rsid="000d819e"/>
    </style:style>
    <style:style style:name="T5" style:family="text">
      <style:text-properties officeooo:rsid="000dda5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vim.rtorr.com/">Vim Cheat Sheet</text:a></text:h>
      <text:h text:style-name="Heading_20_2" text:outline-level="2">Cursor movement</text:h>
      <text:list xml:id="list474922917278120228" text:style-name="L1">
        <text:list-item>
          <text:p text:style-name="P6"><text:span text:style-name="User_20_Entry">h</text:span> - move cursor left </text:p>
        </text:list-item>
        <text:list-item>
          <text:p text:style-name="P6"><text:span text:style-name="User_20_Entry">j</text:span> - move cursor down </text:p>
        </text:list-item>
        <text:list-item>
          <text:p text:style-name="P6"><text:span text:style-name="User_20_Entry">k</text:span> - move cursor up </text:p>
        </text:list-item>
        <text:list-item>
          <text:p text:style-name="P6"><text:span text:style-name="User_20_Entry">l</text:span> - move cursor right </text:p>
        </text:list-item>
        <text:list-item>
          <text:p text:style-name="P6"><text:span text:style-name="User_20_Entry">w</text:span> - jump forwards to the start of a word </text:p>
        </text:list-item>
        <text:list-item>
          <text:p text:style-name="P6"><text:span text:style-name="User_20_Entry">W</text:span> - jump forwards to the start of a word (words can contain punctuation) </text:p>
        </text:list-item>
        <text:list-item>
          <text:p text:style-name="P6"><text:span text:style-name="User_20_Entry">e</text:span> - jump forwards to the end of a word </text:p>
        </text:list-item>
        <text:list-item>
          <text:p text:style-name="P6"><text:span text:style-name="User_20_Entry">E</text:span> - jump forwards to the end of a word (words can contain punctuation) </text:p>
        </text:list-item>
        <text:list-item>
          <text:p text:style-name="P6"><text:span text:style-name="User_20_Entry">b</text:span> - jump backwards to the start of a word </text:p>
        </text:list-item>
        <text:list-item>
          <text:p text:style-name="P6"><text:span text:style-name="User_20_Entry">B</text:span> - jump backwards to the start of a word (words can contain punctuation) </text:p>
        </text:list-item>
        <text:list-item>
          <text:p text:style-name="P6"><text:span text:style-name="User_20_Entry">0</text:span> - jump to the start of the line </text:p>
        </text:list-item>
        <text:list-item>
          <text:p text:style-name="P6"><text:span text:style-name="User_20_Entry">^</text:span> - jump to the first non-blank character of the line </text:p>
        </text:list-item>
        <text:list-item>
          <text:p text:style-name="P6"><text:span text:style-name="User_20_Entry">$</text:span> - jump to the end of the line </text:p>
        </text:list-item>
        <text:list-item>
          <text:p text:style-name="P6"><text:span text:style-name="User_20_Entry">gg</text:span> - go to the first line of the document </text:p>
        </text:list-item>
        <text:list-item>
          <text:p text:style-name="P6"><text:span text:style-name="User_20_Entry">G</text:span> - go to the last line of the document </text:p>
        </text:list-item>
        <text:list-item>
          <text:p text:style-name="P6"><text:span text:style-name="User_20_Entry">5G</text:span> - go to line 5 </text:p>
        </text:list-item>
        <text:list-item>
          <text:p text:style-name="P6"><text:span text:style-name="User_20_Entry">fx</text:span> - jump to next occurrence of character x </text:p>
        </text:list-item>
        <text:list-item>
          <text:p text:style-name="P6"><text:span text:style-name="User_20_Entry">tx</text:span> - jump to before next occurrence of character x </text:p>
        </text:list-item>
        <text:list-item>
          <text:p text:style-name="P6"><text:span text:style-name="User_20_Entry">}</text:span> - Jump to next paragraph (or function/block, when editing code) </text:p>
        </text:list-item>
        <text:list-item>
          <text:p text:style-name="P6"><text:span text:style-name="User_20_Entry">{</text:span> - Jump to previous paragraph (or function/block, when editing code) </text:p>
        </text:list-item>
      </text:list>
      <text:p text:style-name="Preformatted_20_Text"><text:span text:style-name="Strong_20_Emphasis">Tip</text:span> Prefix a cursor movement command with a number to repeat it. For example, <text:span text:style-name="User_20_Entry">4j</text:span> moves down 4 lines. </text:p>
      <text:h text:style-name="Heading_20_2" text:outline-level="2">Insert mode - inserting/appending text</text:h>
      <text:list xml:id="list2819349187286212878" text:style-name="L2">
        <text:list-item>
          <text:p text:style-name="P7"><text:span text:style-name="User_20_Entry">i</text:span> - insert before the cursor </text:p>
        </text:list-item>
        <text:list-item>
          <text:p text:style-name="P7"><text:span text:style-name="User_20_Entry">I</text:span> - insert at the beginning of the line </text:p>
        </text:list-item>
        <text:list-item>
          <text:p text:style-name="P7"><text:span text:style-name="User_20_Entry">a</text:span> - insert (append) after the cursor </text:p>
        </text:list-item>
        <text:list-item>
          <text:p text:style-name="P7"><text:span text:style-name="User_20_Entry">A</text:span> - insert (append) at the end of the line </text:p>
        </text:list-item>
        <text:list-item>
          <text:p text:style-name="P7"><text:span text:style-name="User_20_Entry">o</text:span> - append (open) a new line below the current line </text:p>
        </text:list-item>
        <text:list-item>
          <text:p text:style-name="P7"><text:span text:style-name="User_20_Entry">O</text:span> - append (open) a new line above the current line </text:p>
        </text:list-item>
        <text:list-item>
          <text:p text:style-name="P7"><text:span text:style-name="User_20_Entry">ea</text:span> - insert (append) at the end of the word </text:p>
        </text:list-item>
        <text:list-item>
          <text:p text:style-name="P7"><text:span text:style-name="User_20_Entry">Esc</text:span> - exit insert mode </text:p>
        </text:list-item>
      </text:list>
      <text:h text:style-name="Heading_20_2" text:outline-level="2">Editing</text:h>
      <text:list xml:id="list7369276952510041382" text:style-name="L3">
        <text:list-item>
          <text:p text:style-name="P8"><text:span text:style-name="User_20_Entry">r</text:span> - replace a single character </text:p>
        </text:list-item>
        <text:list-item>
          <text:p text:style-name="P8"><text:span text:style-name="User_20_Entry">J</text:span> - join line below to the current one </text:p>
        </text:list-item>
        <text:list-item>
          <text:p text:style-name="P8"><text:span text:style-name="User_20_Entry">cc</text:span> - change (replace) entire line </text:p>
        </text:list-item>
        <text:list-item>
          <text:p text:style-name="P8"><text:span text:style-name="User_20_Entry">cw</text:span> - change (replace) to the end of the word </text:p>
        </text:list-item>
        <text:list-item>
          <text:p text:style-name="P8"><text:span text:style-name="User_20_Entry">c$</text:span> - change (replace) to the end of the line </text:p>
        </text:list-item>
        <text:list-item>
          <text:p text:style-name="P8"><text:span text:style-name="User_20_Entry">s</text:span> - delete character and substitute text </text:p>
        </text:list-item>
        <text:list-item>
          <text:p text:style-name="P8"><text:span text:style-name="User_20_Entry">S</text:span> - delete line and substitute text (same as cc) </text:p>
        </text:list-item>
        <text:list-item>
          <text:p text:style-name="P8"><text:span text:style-name="User_20_Entry">xp</text:span> - transpose two letters (delete and paste) </text:p>
        </text:list-item>
        <text:list-item>
          <text:p text:style-name="P8"><text:span text:style-name="User_20_Entry">u</text:span> - undo </text:p>
        </text:list-item>
        <text:list-item>
          <text:p text:style-name="P8"><text:span text:style-name="User_20_Entry">Ctrl</text:span> + <text:span text:style-name="User_20_Entry">r</text:span> - redo </text:p>
        </text:list-item>
        <text:list-item>
          <text:p text:style-name="P8"><text:span text:style-name="User_20_Entry">.</text:span> - repeat last command </text:p>
        </text:list-item>
      </text:list>
      <text:h text:style-name="Heading_20_2" text:outline-level="2"><text:soft-page-break/>Marking text (visual mode)</text:h>
      <text:list xml:id="list1359230806318855403" text:style-name="L4">
        <text:list-item>
          <text:p text:style-name="P9"><text:span text:style-name="User_20_Entry">v</text:span> - start visual mode, mark lines, then do a command (like y-yank) </text:p>
        </text:list-item>
        <text:list-item>
          <text:p text:style-name="P9"><text:span text:style-name="User_20_Entry">V</text:span> - start linewise visual mode </text:p>
        </text:list-item>
        <text:list-item>
          <text:p text:style-name="P9"><text:span text:style-name="User_20_Entry">o</text:span> - move to other end of marked area </text:p>
        </text:list-item>
        <text:list-item>
          <text:p text:style-name="P9"><text:span text:style-name="User_20_Entry">Ctrl</text:span> + <text:span text:style-name="User_20_Entry">v</text:span> - start visual block mode </text:p>
        </text:list-item>
        <text:list-item>
          <text:p text:style-name="P9"><text:span text:style-name="User_20_Entry">O</text:span> - move to other corner of block </text:p>
        </text:list-item>
        <text:list-item>
          <text:p text:style-name="P9"><text:span text:style-name="User_20_Entry">aw</text:span> - mark a word </text:p>
        </text:list-item>
        <text:list-item>
          <text:p text:style-name="P9"><text:span text:style-name="User_20_Entry">ab</text:span> - a block with () </text:p>
        </text:list-item>
        <text:list-item>
          <text:p text:style-name="P9"><text:span text:style-name="User_20_Entry">aB</text:span> - a block with {} </text:p>
        </text:list-item>
        <text:list-item>
          <text:p text:style-name="P9"><text:span text:style-name="User_20_Entry">ib</text:span> - inner block with () </text:p>
        </text:list-item>
        <text:list-item>
          <text:p text:style-name="P9"><text:span text:style-name="User_20_Entry">iB</text:span> - inner block with {} </text:p>
        </text:list-item>
        <text:list-item>
          <text:p text:style-name="P9"><text:span text:style-name="User_20_Entry">Esc</text:span> - exit visual mode </text:p>
        </text:list-item>
      </text:list>
      <text:h text:style-name="Heading_20_2" text:outline-level="2">Visual commands</text:h>
      <text:list xml:id="list6587206567366637505" text:style-name="L5">
        <text:list-item>
          <text:p text:style-name="P10"><text:span text:style-name="User_20_Entry">&gt;</text:span> - shift text right </text:p>
        </text:list-item>
        <text:list-item>
          <text:p text:style-name="P10"><text:span text:style-name="User_20_Entry">&lt;</text:span> - shift text left </text:p>
        </text:list-item>
        <text:list-item>
          <text:p text:style-name="P10"><text:span text:style-name="User_20_Entry">y</text:span> - yank (copy) marked text </text:p>
        </text:list-item>
        <text:list-item>
          <text:p text:style-name="P10"><text:span text:style-name="User_20_Entry">d</text:span> - delete marked text </text:p>
        </text:list-item>
        <text:list-item>
          <text:p text:style-name="P10"><text:span text:style-name="User_20_Entry">~</text:span> - switch case </text:p>
        </text:list-item>
      </text:list>
      <text:h text:style-name="Heading_20_2" text:outline-level="2">Cut and paste</text:h>
      <text:list xml:id="list7075456902431700823" text:style-name="L6">
        <text:list-item>
          <text:p text:style-name="P11"><text:span text:style-name="User_20_Entry">yy</text:span> - yank (copy) a line </text:p>
        </text:list-item>
        <text:list-item>
          <text:p text:style-name="P11"><text:span text:style-name="User_20_Entry">2yy</text:span> - yank (copy) 2 lines </text:p>
        </text:list-item>
        <text:list-item>
          <text:p text:style-name="P11"><text:span text:style-name="User_20_Entry">yw</text:span> - yank (copy) word </text:p>
        </text:list-item>
        <text:list-item>
          <text:p text:style-name="P11"><text:span text:style-name="User_20_Entry">y$</text:span> - yank (copy) to end of line </text:p>
        </text:list-item>
        <text:list-item>
          <text:p text:style-name="P11"><text:span text:style-name="User_20_Entry">p</text:span> - put (paste) the clipboard after cursor </text:p>
        </text:list-item>
        <text:list-item>
          <text:p text:style-name="P11"><text:span text:style-name="User_20_Entry">P</text:span> - put (paste) before cursor </text:p>
        </text:list-item>
        <text:list-item>
          <text:p text:style-name="P11"><text:span text:style-name="User_20_Entry">dd</text:span> - delete (cut) a line </text:p>
        </text:list-item>
        <text:list-item>
          <text:p text:style-name="P11"><text:span text:style-name="User_20_Entry">2dd</text:span> - delete (cut) 2 lines </text:p>
        </text:list-item>
        <text:list-item>
          <text:p text:style-name="P11"><text:span text:style-name="User_20_Entry">dw</text:span> - delete (cut) word </text:p>
        </text:list-item>
        <text:list-item>
          <text:p text:style-name="P11"><text:span text:style-name="User_20_Entry">D</text:span> - delete (cut) to the end of the line </text:p>
        </text:list-item>
        <text:list-item>
          <text:p text:style-name="P11"><text:span text:style-name="User_20_Entry">d$</text:span> - delete (cut) to the end of the line </text:p>
        </text:list-item>
        <text:list-item>
          <text:p text:style-name="P11"><text:span text:style-name="User_20_Entry">x</text:span> - delete (cut) character </text:p>
        </text:list-item>
      </text:list>
      <text:h text:style-name="Heading_20_2" text:outline-level="2">Exiting</text:h>
      <text:list xml:id="list3090177179535193842" text:style-name="L7">
        <text:list-item>
          <text:p text:style-name="P12"><text:span text:style-name="User_20_Entry">:w</text:span> - write (save) the file, but don't exit </text:p>
        </text:list-item>
        <text:list-item>
          <text:p text:style-name="P12"><text:span text:style-name="User_20_Entry">:w !sudo tee %</text:span> - write out the current file using sudo </text:p>
        </text:list-item>
        <text:list-item>
          <text:p text:style-name="P12"><text:span text:style-name="User_20_Entry">:wq</text:span> or <text:span text:style-name="User_20_Entry">:x</text:span> or <text:span text:style-name="User_20_Entry">ZZ</text:span> - write (save) and quit </text:p>
        </text:list-item>
        <text:list-item>
          <text:p text:style-name="P12"><text:span text:style-name="User_20_Entry">:q</text:span> - quit (fails if there are unsaved changes) </text:p>
        </text:list-item>
        <text:list-item>
          <text:p text:style-name="P12"><text:span text:style-name="User_20_Entry">:q!</text:span> or <text:span text:style-name="User_20_Entry">ZQ</text:span> - quit and throw away unsaved changes </text:p>
        </text:list-item>
      </text:list>
      <text:h text:style-name="Heading_20_2" text:outline-level="2"/>
      <text:h text:style-name="P3" text:outline-level="2">Search and replace</text:h>
      <text:list xml:id="list3944766362733517953" text:style-name="L8">
        <text:list-item>
          <text:p text:style-name="P13"><text:span text:style-name="User_20_Entry">/pattern</text:span> - search for pattern </text:p>
        </text:list-item>
        <text:list-item>
          <text:p text:style-name="P13"><text:span text:style-name="User_20_Entry">?pattern</text:span> - search backward for pattern </text:p>
        </text:list-item>
        <text:list-item>
          <text:p text:style-name="P13"><text:span text:style-name="User_20_Entry">\vpattern</text:span> - 'very magic' pattern: non-alphanumeric characters are interpreted as special regex symbols (no escaping needed) </text:p>
        </text:list-item>
        <text:list-item>
          <text:p text:style-name="P13"><text:span text:style-name="User_20_Entry">n</text:span> - repeat search in same direction </text:p>
        </text:list-item>
        <text:list-item>
          <text:p text:style-name="P13"><text:span text:style-name="User_20_Entry">N</text:span> - repeat search in opposite direction </text:p>
        </text:list-item>
        <text:list-item>
          <text:p text:style-name="P13"><text:span text:style-name="User_20_Entry">:%s/old/new/g</text:span> - replace all old with new throughout file </text:p>
        </text:list-item>
        <text:list-item>
          <text:p text:style-name="P13"><text:span text:style-name="User_20_Entry">:%s/old/new/gc</text:span> - replace all old with new throughout file with confirmations </text:p>
        </text:list-item>
        <text:list-item>
          <text:p text:style-name="P13"><text:span text:style-name="User_20_Entry">:noh</text:span> - remove highlighting of search matches </text:p>
        </text:list-item>
      </text:list>
      <text:h text:style-name="Heading_20_2" text:outline-level="2">Search in multiple files</text:h>
      <text:list xml:id="list6221467964992342116" text:style-name="L9">
        <text:list-item>
          <text:p text:style-name="P14"><text:span text:style-name="User_20_Entry">:vimgrep /pattern/ {file}</text:span> - search for pattern in multiple files </text:p>
        </text:list-item>
      </text:list>
      <text:p text:style-name="Preformatted_20_Text">e.g. <text:span text:style-name="User_20_Entry">:vimgrep /foo/ **/*</text:span> </text:p>
      <text:list xml:id="list7897656268455033690" text:style-name="L10">
        <text:list-item>
          <text:p text:style-name="P15"><text:span text:style-name="User_20_Entry">:cn</text:span> - jump to the next match </text:p>
        </text:list-item>
        <text:list-item>
          <text:p text:style-name="P15"><text:span text:style-name="User_20_Entry">:cp</text:span> - jump to the previous match </text:p>
        </text:list-item>
        <text:list-item>
          <text:p text:style-name="P15"><text:span text:style-name="User_20_Entry">:copen</text:span> - open a window containing the list of matches </text:p>
        </text:list-item>
      </text:list>
      <text:h text:style-name="Heading_20_2" text:outline-level="2">Working with multiple files</text:h>
      <text:list xml:id="list7815236901815860291" text:style-name="L11">
        <text:list-item>
          <text:p text:style-name="P16"><text:span text:style-name="User_20_Entry">:e</text:span> filename - edit a file in a new buffer </text:p>
        </text:list-item>
        <text:list-item>
          <text:p text:style-name="P16"><text:span text:style-name="User_20_Entry">:bnext</text:span> or <text:span text:style-name="User_20_Entry">:bn</text:span> - go to the next buffer </text:p>
        </text:list-item>
        <text:list-item>
          <text:p text:style-name="P16"><text:span text:style-name="User_20_Entry">:bprev</text:span> or <text:span text:style-name="User_20_Entry">:bp</text:span> - go to the previous buffer </text:p>
        </text:list-item>
        <text:list-item>
          <text:p text:style-name="P16"><text:span text:style-name="User_20_Entry">:bd</text:span> - delete a buffer (close a file) </text:p>
        </text:list-item>
        <text:list-item>
          <text:p text:style-name="P16"><text:span text:style-name="User_20_Entry">:ls</text:span> - list all open buffers </text:p>
        </text:list-item>
        <text:list-item>
          <text:p text:style-name="P16"><text:span text:style-name="User_20_Entry">:sp</text:span> filename - open a file in a new buffer and split window </text:p>
        </text:list-item>
        <text:list-item>
          <text:p text:style-name="P16"><text:span text:style-name="User_20_Entry">:vsp</text:span> filename - open a file in a new buffer and vertically split window </text:p>
        </text:list-item>
        <text:list-item>
          <text:p text:style-name="P16"><text:span text:style-name="User_20_Entry">Ctrl</text:span> + <text:span text:style-name="User_20_Entry">ws</text:span> - split window </text:p>
        </text:list-item>
        <text:list-item>
          <text:p text:style-name="P16"><text:span text:style-name="User_20_Entry">Ctrl</text:span> + <text:span text:style-name="User_20_Entry">ww</text:span> - switch windows </text:p>
        </text:list-item>
        <text:list-item>
          <text:p text:style-name="P16"><text:span text:style-name="User_20_Entry">Ctrl</text:span> + <text:span text:style-name="User_20_Entry">wq</text:span> - quit a window </text:p>
        </text:list-item>
        <text:list-item>
          <text:p text:style-name="P16"><text:span text:style-name="User_20_Entry">Ctrl</text:span> + <text:span text:style-name="User_20_Entry">wv</text:span> - split window vertically </text:p>
        </text:list-item>
        <text:list-item>
          <text:p text:style-name="P16"><text:span text:style-name="User_20_Entry">Ctrl</text:span> + <text:span text:style-name="User_20_Entry">wh</text:span> - move cursor to the left window (vertical split) </text:p>
        </text:list-item>
        <text:list-item>
          <text:p text:style-name="P16"><text:span text:style-name="User_20_Entry">Ctrl</text:span> + <text:span text:style-name="User_20_Entry">wl</text:span> - move cursor to the right window (vertical split) </text:p>
        </text:list-item>
        <text:list-item>
          <text:p text:style-name="P16"><text:span text:style-name="User_20_Entry">Ctrl</text:span> + <text:span text:style-name="User_20_Entry">wj</text:span> - move cursor to the window below (horizontal split) </text:p>
        </text:list-item>
        <text:list-item>
          <text:p text:style-name="P16"><text:span text:style-name="User_20_Entry">Ctrl</text:span> + <text:span text:style-name="User_20_Entry">wk</text:span> - move cursor to the window above (horizontal split) </text:p>
        </text:list-item>
      </text:list>
      <text:h text:style-name="Heading_20_2" text:outline-level="2">Tabs</text:h>
      <text:list xml:id="list569883690257210492" text:style-name="L12">
        <text:list-item>
          <text:p text:style-name="P17"><text:span text:style-name="User_20_Entry">:tabnew</text:span> filename or <text:span text:style-name="User_20_Entry">:tabn</text:span> filename - open a file in a new tab </text:p>
        </text:list-item>
        <text:list-item>
          <text:p text:style-name="P17"><text:span text:style-name="User_20_Entry">Ctrl</text:span> + <text:span text:style-name="User_20_Entry">wT</text:span> - move the current split window into its own tab </text:p>
        </text:list-item>
        <text:list-item>
          <text:p text:style-name="P17"><text:span text:style-name="User_20_Entry">gt</text:span> or <text:span text:style-name="User_20_Entry">:tabnext</text:span> or <text:span text:style-name="User_20_Entry">:tabn</text:span> - move to the next tab </text:p>
        </text:list-item>
        <text:list-item>
          <text:p text:style-name="P17"><text:span text:style-name="User_20_Entry">gT</text:span> or <text:span text:style-name="User_20_Entry">:tabprev</text:span> or <text:span text:style-name="User_20_Entry">:tabp</text:span> - move to the previous tab </text:p>
        </text:list-item>
        <text:list-item>
          <text:p text:style-name="P17"><text:span text:style-name="User_20_Entry">#gt</text:span> - move to tab number # </text:p>
        </text:list-item>
        <text:list-item>
          <text:p text:style-name="P17"><text:span text:style-name="User_20_Entry">:tabmove #</text:span> - move current tab to the #th position (indexed from 0) </text:p>
        </text:list-item>
        <text:list-item>
          <text:p text:style-name="P17"><text:span text:style-name="User_20_Entry">:tabclose</text:span> or <text:span text:style-name="User_20_Entry">:tabc</text:span> - close the current tab and all its windows </text:p>
        </text:list-item>
        <text:list-item>
          <text:p text:style-name="P17"><text:span text:style-name="User_20_Entry">:tabonly</text:span> or <text:span text:style-name="User_20_Entry">:tabo</text:span> - close all tabs except for the current one </text:p>
        </text:list-item>
        <text:list-item>
          <text:p text:style-name="P17"><text:span text:style-name="User_20_Entry">:tabdo</text:span> command - run the <text:span text:style-name="Source_20_Text">command</text:span> on all tabs (e.g. <text:span text:style-name="Source_20_Text">:tabdo q</text:span> - closes all opened tabs) </text:p>
        </text:list-item>
      </text:list>
      <text:h text:style-name="P1" text:outline-level="2"/>
      <text:h text:style-name="P4" text:outline-level="2">Code Fold (Python Mode)</text:h>
      <text:list xml:id="list2806677560381362174" text:style-name="L13">
        <text:list-item>
          <text:p text:style-name="P19"><text:span text:style-name="Source_20_Text"><text:span text:style-name="T1">zf#j creates a fold from the cursor down # lines.</text:span></text:span></text:p>
        </text:list-item>
        <text:list-item>
          <text:p text:style-name="P18"><text:span text:style-name="Source_20_Text">zf/string creates a fold from the cursor to string .</text:span></text:p>
        </text:list-item>
        <text:list-item>
          <text:p text:style-name="P18"><text:span text:style-name="Source_20_Text">zj moves the cursor to the next fold.</text:span></text:p>
        </text:list-item>
        <text:list-item>
          <text:p text:style-name="P18"><text:span text:style-name="Source_20_Text">zk moves the cursor to the previous fold.</text:span></text:p>
        </text:list-item>
        <text:list-item>
          <text:p text:style-name="P18"><text:span text:style-name="Source_20_Text">zo opens a fold at the cursor.</text:span></text:p>
        </text:list-item>
      </text:list>
      <text:list xml:id="list8181165855211748195" text:style-name="L14">
        <text:list-item>
          <text:p text:style-name="P20"><text:span text:style-name="Source_20_Text">zO opens all folds at the cursor.</text:span></text:p>
        </text:list-item>
        <text:list-item>
          <text:p text:style-name="P20"><text:span text:style-name="Source_20_Text">zc close a fold at the cursor.</text:span></text:p>
        </text:list-item>
        <text:list-item>
          <text:p text:style-name="P20"><text:span text:style-name="Source_20_Text">zm increases the foldlevel by one.</text:span></text:p>
        </text:list-item>
        <text:list-item>
          <text:p text:style-name="P20"><text:span text:style-name="Source_20_Text">zM closes all open folds.</text:span></text:p>
        </text:list-item>
        <text:list-item>
          <text:p text:style-name="P20"><text:span text:style-name="Source_20_Text">zr decreases the foldlevel by one.</text:span></text:p>
        </text:list-item>
        <text:list-item>
          <text:p text:style-name="P20"><text:span text:style-name="Source_20_Text">zR decreases the foldlevel to zero -- all folds will be open.</text:span></text:p>
        </text:list-item>
        <text:list-item>
          <text:p text:style-name="P20"><text:span text:style-name="Source_20_Text">zd deletes the fold at the cursor.</text:span></text:p>
        </text:list-item>
        <text:list-item>
          <text:p text:style-name="P20"><text:span text:style-name="Source_20_Text">zE deletes all folds.</text:span></text:p>
        </text:list-item>
        <text:list-item>
          <text:p text:style-name="P20"><text:span text:style-name="Source_20_Text">[z move to start of open fold.</text:span></text:p>
        </text:list-item>
        <text:list-item>
          <text:p text:style-name="P28"><text:span text:style-name="Source_20_Text">]z move to end of open fold.</text:span></text:p>
        </text:list-item>
      </text:list>
      <text:h text:style-name="P2" text:outline-level="2"><text:span text:style-name="Source_20_Text"><text:span text:style-name="T2">CTRL-P </text:span></text:span></text:h>
      <text:list xml:id="list1569898720887741866" text:style-name="L15">
        <text:list-item>
          <text:p text:style-name="P21"><text:span text:style-name="Source_20_Text">&lt;F5&gt;</text:span> purge the cache for the current directory to get new files, remove deleted files and apply new ignore options. </text:p>
        </text:list-item>
      </text:list>
      <text:list xml:id="list1881978809216787196" text:style-name="L16">
        <text:list-item>
          <text:p text:style-name="P22"><text:span text:style-name="Source_20_Text">&lt;c-f&gt;</text:span> and <text:span text:style-name="Source_20_Text">&lt;c-b&gt;</text:span> to cycle between modes. </text:p>
        </text:list-item>
        <text:list-item>
          <text:p text:style-name="P22"><text:span text:style-name="Source_20_Text">&lt;c-d&gt;</text:span> to switch to filename only search instead of full path. </text:p>
        </text:list-item>
        <text:list-item>
          <text:p text:style-name="P22"><text:span text:style-name="Source_20_Text">&lt;c-r&gt;</text:span> to switch to regexp mode. </text:p>
        </text:list-item>
        <text:list-item>
          <text:p text:style-name="P22"><text:span text:style-name="Source_20_Text">&lt;c-j&gt;</text:span>, <text:span text:style-name="Source_20_Text">&lt;c-k&gt;</text:span> or the arrow keys to navigate the result list. </text:p>
        </text:list-item>
        <text:list-item>
          <text:p text:style-name="P22"><text:span text:style-name="Source_20_Text">&lt;c-t&gt;</text:span> or <text:span text:style-name="Source_20_Text">&lt;c-v&gt;</text:span>, <text:span text:style-name="Source_20_Text">&lt;c-x&gt;</text:span> to open the selected entry in a new tab or in a new split. </text:p>
        </text:list-item>
        <text:list-item>
          <text:p text:style-name="P22"><text:span text:style-name="Source_20_Text">&lt;c-n&gt;</text:span>, <text:span text:style-name="Source_20_Text">&lt;c-p&gt;</text:span> to select the next/previous string in the prompt's history. </text:p>
        </text:list-item>
        <text:list-item>
          <text:p text:style-name="P22"><text:span text:style-name="Source_20_Text">&lt;c-y&gt;</text:span> to create a new file and its parent directories. </text:p>
        </text:list-item>
        <text:list-item>
          <text:p text:style-name="P22"><text:span text:style-name="Source_20_Text">&lt;c-z&gt;</text:span> to mark/unmark multiple files and <text:span text:style-name="Source_20_Text">&lt;c-o&gt;</text:span> to open them. </text:p>
        </text:list-item>
      </text:list>
      <text:h text:style-name="P2" text:outline-level="2"><text:span text:style-name="Source_20_Text"><text:span text:style-name="T2">CTRL-Space</text:span></text:span></text:h>
      <text:p text:style-name="P5"><text:span text:style-name="Source_20_Text"/></text:p>
      <text:p text:style-name="P5"/>
      <text:h text:style-name="Heading_20_2" text:outline-level="2"><text:span text:style-name="Source_20_Text"><text:span text:style-name="T3">JEDI</text:span></text:span></text:h>
      <text:list xml:id="list4196779552395388718" text:style-name="L17">
        <text:list-item>
          <text:p text:style-name="P27">&lt;leader&gt;d goto_command</text:p>
        </text:list-item>
        <text:list-item>
          <text:p text:style-name="P27">&lt;leader&gt;g goto assingments</text:p>
        </text:list-item>
        <text:list-item>
          <text:p text:style-name="P27">K show documentation </text:p>
        </text:list-item>
        <text:list-item>
          <text:p text:style-name="P27">&lt;leader&gt;n show usages of command</text:p>
        </text:list-item>
        <text:list-item>
          <text:p text:style-name="P27">&lt;leader&gt;r rename command</text:p>
        </text:list-item>
        <text:list-item>
          <text:p text:style-name="P24"><text:span text:style-name="T5">&lt;C-Space&gt; call command completion</text:span></text:p>
          <text:p text:style-name="P24"/>
        </text:list-item>
      </text:list>
      <text:h text:style-name="P29" text:outline-level="2"><text:span text:style-name="Source_20_Text"><text:span text:style-name="T3">Custom</text:span></text:span></text:h>
      <text:list xml:id="list8053128683931669910" text:style-name="L18">
        <text:list-item>
          <text:p text:style-name="P25"><text:span text:style-name="Source_20_Text"><text:span text:style-name="T3">&lt;leader&gt;m (python) write main block</text:span></text:span></text:p>
        </text:list-item>
        <text:list-item>
          <text:p text:style-name="P25"><text:span text:style-name="Source_20_Text"><text:span text:style-name="T3">&lt;leader&gt;s (python) write docstring</text:span></text:span></text:p>
        </text:list-item>
        <text:list-item>
          <text:p text:style-name="P25"><text:span text:style-name="Source_20_Text"><text:span text:style-name="T3">&lt;leader&gt;t (python) write try block</text:span></text:span></text:p>
        </text:list-item>
        <text:list-item>
          <text:p text:style-name="P26"><text:span text:style-name="Source_20_Text"><text:span text:style-name="T4">&lt;leader&gt;f (javascript) format the code using python json.tool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0:32:19.206622805</meta:creation-date>
    <dc:date>2016-04-17T04:59:56.472567452</dc:date>
    <meta:editing-duration>PT25M5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5" meta:paragraph-count="162" meta:word-count="1388" meta:character-count="6411" meta:non-whitespace-character-count="5206"/>
  </office:meta>
</office:document-meta>
</file>